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0.36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ax_binary_accuracy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_C_exp64</text:p>
          </table:table-cell>
          <table:table-cell office:value-type="string" calcext:value-type="string">
            <text:p>10_C.v1.l0.ds1.l_combo0.ds_combo1.idays60.odays1</text:p>
          </table:table-cell>
          <table:table-cell office:value-type="float" office:value="0.93692809343338" calcext:value-type="float">
            <text:p>0.93692809343338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_C_exp64</text:p>
          </table:table-cell>
          <table:table-cell office:value-type="string" calcext:value-type="string">
            <text:p>10_C.v1.l0.ds1.l_combo0.ds_combo2.idays60.odays7</text:p>
          </table:table-cell>
          <table:table-cell office:value-type="float" office:value="0.882101833820343" calcext:value-type="float">
            <text:p>0.88210183382034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_C_exp64</text:p>
          </table:table-cell>
          <table:table-cell office:value-type="string" calcext:value-type="string">
            <text:p>10_C.v1.l0.ds1.l_combo0.ds_combo3.idays60.odays1</text:p>
          </table:table-cell>
          <table:table-cell office:value-type="float" office:value="0.928431391716003" calcext:value-type="float">
            <text:p>0.928431391716003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_F_exp8</text:p>
          </table:table-cell>
          <table:table-cell office:value-type="string" calcext:value-type="string">
            <text:p>10_F.v1.l0.ds1.l_combo0.ds_combo4.idays30.odays1</text:p>
          </table:table-cell>
          <table:table-cell office:value-type="float" office:value="0.92818033695221" calcext:value-type="float">
            <text:p>0.928180336952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his is a straight average – might want to revisit?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AVERAGE([.D2:.D5])" office:value-type="float" office:value="0.918910413980484" calcext:value-type="float">
            <text:p>0.91891041398048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4"/>
          <table:table-cell table:formula="of:=MIN([.D2:.D5])" office:value-type="float" office:value="0.882101833820343" calcext:value-type="float">
            <text:p>0.882101833820343</text:p>
          </table:table-cell>
          <table:table-cell table:formula="of:=MAX([.D2:.D5])" office:value-type="float" office:value="0.93692809343338" calcext:value-type="float">
            <text:p>0.93692809343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6:51:28.973275724</dc:date>
    <meta:editing-duration>PT2M3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